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04000028D47E2AE356.svm"/>
  <manifest:file-entry manifest:media-type="" manifest:full-path="Pictures/2000000700003F42000028D483032232.svm"/>
  <manifest:file-entry manifest:media-type="" manifest:full-path="Pictures/2000000700003344000030C92F0DB670.svm"/>
  <manifest:file-entry manifest:media-type="" manifest:full-path="Pictures/2000000700004399000036448C4EE653.svm"/>
  <manifest:file-entry manifest:media-type="" manifest:full-path="Pictures/2000000700003BF30000200B360F1A3C.svm"/>
  <manifest:file-entry manifest:media-type="" manifest:full-path="Pictures/200000070000522B0000235A5E172B43.svm"/>
  <manifest:file-entry manifest:media-type="" manifest:full-path="Pictures/20000007000050B9000031ECD1FFCEC8.svm"/>
  <manifest:file-entry manifest:media-type="" manifest:full-path="Pictures/20000007000040E900002747834B5305.svm"/>
  <manifest:file-entry manifest:media-type="" manifest:full-path="Pictures/200000070000437E00002C8DB65EF02F.svm"/>
  <manifest:file-entry manifest:media-type="" manifest:full-path="Pictures/200000070000485A0000226CF697BE96.svm"/>
  <manifest:file-entry manifest:media-type="" manifest:full-path="Pictures/20000007000036FD00002797275282B2.svm"/>
  <manifest:file-entry manifest:media-type="" manifest:full-path="Pictures/20000007000039E200002850A1F55AE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fo:font-size="12pt" fo:font-weight="bold" style:font-size-asian="12pt" style:font-weight-asian="bold" style:font-size-complex="12pt"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color="#7f0055"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style>
    <style:style style:name="P12"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font-size="12pt" fo:font-weight="normal" style:font-size-asian="12pt" style:font-weight-asian="normal" style:font-size-complex="12pt" style:font-weight-complex="normal"/>
    </style:style>
    <style:style style:name="P15" style:family="paragraph" style:parent-style-name="Standard" style:list-style-name="L1">
      <style:text-properties fo:font-size="12pt" style:font-size-asian="12pt" style:font-size-complex="12pt"/>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color="#ff3333" fo:font-weight="normal" style:font-weight-asian="normal" style:font-weight-complex="normal"/>
    </style:style>
    <style:style style:name="T5" style:family="text">
      <style:text-properties fo:color="#7f0055" fo:font-weight="bold" style:font-weight-asian="bold" style:font-weight-complex="bold"/>
    </style:style>
    <style:style style:name="T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7f0055" style:font-name="Courier New" fo:font-weight="bold" style:font-name-asian="Courier New" style:font-weight-asian="bold" style:font-name-complex="Courier New" style:font-weight-complex="bold"/>
    </style:style>
    <style:style style:name="T8" style:family="text">
      <style:text-properties fo:color="#7f0055" fo:font-weight="normal" style:font-weight-asian="normal" style:font-weight-complex="normal"/>
    </style:style>
    <style:style style:name="T9" style:family="text">
      <style:text-properties fo:color="#000000"/>
    </style:style>
    <style:style style:name="T10" style:family="text">
      <style:text-properties fo:color="#000000" fo:font-weight="normal" style:font-weight-asian="normal" style:font-weight-complex="normal"/>
    </style:style>
    <style:style style:name="T11" style:family="text">
      <style:text-properties fo:color="#000000" style:text-underline-style="solid" style:text-underline-width="auto" style:text-underline-color="font-color"/>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color="#000000" style:font-name="Courier New" fo:font-size="10pt" style:text-underline-style="none" style:font-name-asian="Courier New" style:font-size-asian="10pt" style:font-name-complex="Courier New" style:font-size-complex="10pt"/>
    </style:style>
    <style:style style:name="T14" style:family="text">
      <style:text-properties fo:color="#000000" style:font-name="Courier New" style:font-name-asian="Courier New" style:font-name-complex="Courier New"/>
    </style:style>
    <style:style style:name="T15"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6" style:family="text">
      <style:text-properties fo:color="#000000" style:text-underline-style="none"/>
    </style:style>
    <style:style style:name="T17" style:family="text">
      <style:text-properties fo:color="#000000" fo:font-weight="bold" style:font-weight-asian="bold" style:font-weight-complex="bold"/>
    </style:style>
    <style:style style:name="T18"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color="#0000c0" fo:font-style="italic" style:text-underline-style="none" fo:font-weight="bold" style:font-style-asian="italic" style:font-weight-asian="bold" style:font-style-complex="italic" style:font-weight-complex="bold"/>
    </style:style>
    <style:style style:name="T20" style:family="text">
      <style:text-properties fo:color="#0000c0" fo:font-style="italic" style:font-style-asian="italic" style:font-style-complex="italic"/>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color="#2a00ff"/>
    </style:style>
    <style:style style:name="T23" style:family="text">
      <style:text-properties fo:color="#6a3e3e"/>
    </style:style>
    <style:style style:name="T24" style:family="text">
      <style:text-properties fo:color="#3f7f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0"/>Inner classes</text:p>
      <text:p text:style-name="P1"/>
      <text:p text:style-name="P2"><text:tab/>Some times we can declare class inside the another class such types of classes are called inner classes.</text:p>
      <text:p text:style-name="P2"/>
      <text:p text:style-name="P2"><text:tab/>Inner classes concepts introduced in 1.1 version to fix GUI bugs as a part of event handling but because of powerful features and benefits of inner classes slowly programmers are started using in regular coding also.</text:p>
      <text:p text:style-name="P2"/>
      <text:p text:style-name="P2"><text:tab/>Without existing one type of object if there is no chance of existing the another type of object then we should go for inner classes.</text:p>
      <text:p text:style-name="P2"/>
      <text:p text:style-name="P2"><text:s/><text:span text:style-name="T1">Example:</text:span></text:p>
      <text:p text:style-name="P2"><text:tab/>University consist of several department without existing university there is no chance of existing dept hence we have declare dept class inside university class. </text:p>
      <text:p text:style-name="P2"/>
      <text:p text:style-name="P2"/>
      <text:p text:style-name="P2"><text:tab/><text:tab/></text:p>
      <text:p text:style-name="P2"/>
      <text:p text:style-name="P2"/>
      <text:p text:style-name="P2">Exm: Without existing car object there no chance of <text:s/>existing engine object hence we have to declare engine class inside car class.</text:p>
      <text:p text:style-name="P2"/>
      <text:p text:style-name="P13"><text:tab/>//Outer Class</text:p>
      <text:p text:style-name="P7"><text:span text:style-name="T5"><text:tab/>public</text:span><text:span text:style-name="T9"> </text:span><text:span text:style-name="T5">class</text:span><text:span text:style-name="T9"> University </text:span></text:p>
      <text:p text:style-name="P8"><text:tab/>{</text:p>
      <text:p text:style-name="P7"><text:span text:style-name="T9"><text:tab/><text:tab/></text:span><text:span text:style-name="T24">// Inner class</text:span></text:p>
      <text:p text:style-name="P11"><text:span text:style-name="T12"><text:tab/><text:tab/></text:span><text:span text:style-name="T6">class</text:span><text:span text:style-name="T12"> </text:span><text:span text:style-name="T13">Department</text:span><text:span text:style-name="T12"> {</text:span></text:p>
      <text:p text:style-name="P8"><text:tab/><text:tab/>}</text:p>
      <text:p text:style-name="P8"><text:tab/>}</text:p>
      <text:p text:style-name="P2"><text:s/><text:tab/></text:p>
      <text:p text:style-name="P2"/>
      <text:p text:style-name="P2">Note :</text:p>
      <text:list xml:id="list2799774483424402838" text:style-name="L1">
        <text:list-item>
          <text:p text:style-name="P15">Without existing outer class object there is no chance of existing inner class object</text:p>
        </text:list-item>
        <text:list-item>
          <text:p text:style-name="P15">The Relation between outer class and inner class is not <text:span text:style-name="T1">is-a </text:span><text:span text:style-name="T3">relation and it is</text:span><text:span text:style-name="T1"> has-a </text:span><text:span text:style-name="T3">relationship</text:span></text:p>
        </text:list-item>
      </text:list>
      <text:p text:style-name="P4"/>
      <text:p text:style-name="P4"/>
      <text:p text:style-name="P4"/>
      <text:p text:style-name="P4"/>
      <text:p text:style-name="P4"/>
      <text:p text:style-name="P4">Based on position of declaration and behavior all inner classes are divided into four type</text:p>
      <text:p text:style-name="P4">1.Normal/Regular inner classes</text:p>
      <text:p text:style-name="P4">2.Method local inner classes</text:p>
      <text:p text:style-name="P4">3.Anonymous inner classes</text:p>
      <text:p text:style-name="P4">4.Static nested classes</text:p>
      <text:p text:style-name="P4"/>
      <text:p text:style-name="P4"/>
      <text:p text:style-name="P4"/>
      <text:p text:style-name="P4"/>
      <text:p text:style-name="P4"/>
      <text:p text:style-name="P4"><text:soft-page-break/></text:p>
      <text:p text:style-name="P3">1.Normal/Regular Inner class:</text:p>
      <text:p text:style-name="P4"><text:tab/>If we are declaring any named class directly inside a class without static modifier such type of inner class is called normal or regular inner class.</text:p>
      <text:p text:style-name="P4"/>
      <text:p text:style-name="P4">Inside inner class we can not declare any static members hence we cant declare main method and we can't run inner class directly from command prompt.</text:p>
      <text:p text:style-name="P5"/>
      <text:p text:style-name="P4"><draw:frame draw:style-name="fr3" draw:name="graphics8" text:anchor-type="paragraph" svg:x="0.15in" svg:y="0in" svg:width="5.7508in" svg:height="3.2299in" draw:z-index="7"><draw:image xlink:href="Pictures/2000000700003BF30000200B360F1A3C.svm" xlink:type="simple" xlink:show="embed" xlink:actuate="onLoad"/></draw:frame><text:span text:style-name="T10"/></text:p>
      <text:p text:style-name="P3">Accessing Inner classes</text:p>
      <text:p text:style-name="P4"/>
      <text:p text:style-name="P4"><text:s/>Case 1: Accessing inner class code from static area of outer class</text:p>
      <text:p text:style-name="P6"/>
      <text:p text:style-name="P12"><draw:frame draw:style-name="fr4" draw:name="graphics9" text:anchor-type="paragraph" svg:width="6.339in" svg:height="3.7236in" draw:z-index="8"><draw:image xlink:href="Pictures/200000070000437E00002C8DB65EF02F.svm" xlink:type="simple" xlink:show="embed" xlink:actuate="onLoad"/></draw:frame><text:soft-page-break/><text:span text:style-name="T7"> </text:span></text:p>
      <text:p text:style-name="P14"/>
      <text:p text:style-name="P14">Case 2: Accessing inner class code from instance area of outer class</text:p>
      <text:p text:style-name="P7"><draw:frame draw:style-name="fr3" draw:name="graphics10" text:anchor-type="paragraph" svg:x="0.2437in" svg:y="0.0744in" svg:width="5.9374in" svg:height="4.1819in" draw:z-index="9"><draw:image xlink:href="Pictures/2000000700003344000030C92F0DB670.svm" xlink:type="simple" xlink:show="embed" xlink:actuate="onLoad"/></draw:frame></text:p>
      <text:p text:style-name="P7"><text:span text:style-name="T5"><text:s text:c="3"/></text:span></text:p>
      <text:p text:style-name="P10">Case 3: Accessing inner class code from <text:s/>outside of outer class</text:p>
      <text:p text:style-name="P9"><text:s/></text:p>
      <text:p text:style-name="P7"><draw:frame draw:style-name="fr3" draw:name="graphics11" text:anchor-type="paragraph" svg:x="0.2335in" svg:y="0in" svg:width="5.8339in" svg:height="3.4508in" draw:z-index="10"><draw:image xlink:href="Pictures/20000007000039E200002850A1F55AE4.svm" xlink:type="simple" xlink:show="embed" xlink:actuate="onLoad"/></draw:frame><text:span text:style-name="T17"> </text:span></text:p>
      <text:p text:style-name="P10"/>
      <text:p text:style-name="P10"><text:soft-page-break/>Note: Case 1 and Case 2 syntax both will be same</text:p>
      <text:p text:style-name="P10"/>
      <text:p text:style-name="P10"/>
      <text:p text:style-name="P10"/>
      <text:p text:style-name="P10">From Normal/Regular inner class we can access both static and non-static members of outer class directly.</text:p>
      <text:p text:style-name="P10"><draw:frame draw:style-name="fr3" draw:name="graphics12" text:anchor-type="paragraph" svg:x="0.1071in" svg:y="0.0874in" svg:width="6.0445in" svg:height="3.2945in" draw:z-index="11"><draw:image xlink:href="Pictures/200000070000485A0000226CF697BE96.svm" xlink:type="simple" xlink:show="embed" xlink:actuate="onLoad"/></draw:frame></text:p>
      <text:p text:style-name="P8"><text:span text:style-name="T5"><text:s text:c="2"/></text:span><text:tab/>Within the inner class this always refers current inner class object if we want to refers current outer class object we have to use outer class name .this</text:p>
      <text:p text:style-name="P8"><draw:frame draw:style-name="fr1" draw:name="graphics1" text:anchor-type="paragraph" svg:x="0.128in" svg:y="0.1146in" svg:width="5.5425in" svg:height="3.9902in" draw:z-index="0"><draw:image xlink:href="Pictures/20000007000036FD00002797275282B2.svm" xlink:type="simple" xlink:show="embed" xlink:actuate="onLoad"/></draw:frame></text:p>
      <text:p text:style-name="P8"><text:soft-page-break/></text:p>
      <text:p text:style-name="P8"/>
      <text:p text:style-name="P8"/>
      <text:p text:style-name="P8">The only applicable modifiers outer classes are <text:span text:style-name="T1">public, default,abstract,stictfp</text:span></text:p>
      <text:p text:style-name="P8">But for the inner classes applicable modifiers are <text:span text:style-name="T1">private,protected</text:span> and <text:span text:style-name="T1">static</text:span></text:p>
      <text:p text:style-name="P8"/>
      <text:p text:style-name="P8"/>
      <text:p text:style-name="P9">Nesting of inner classes: <text:span text:style-name="T3">Inside inner class we can declare onaother inner class I.e nesting of inner classes is possible.</text:span></text:p>
      <text:p text:style-name="P17"/>
      <text:p text:style-name="P17"><draw:frame draw:style-name="fr1" draw:name="graphics2" text:anchor-type="paragraph" svg:x="0.4055in" svg:y="0.1457in" svg:width="6.1138in" svg:height="2.6063in" draw:z-index="1"><draw:image xlink:href="Pictures/2000000700003F42000028D483032232.svm" xlink:type="simple" xlink:show="embed" xlink:actuate="onLoad"/></draw:frame></text:p>
      <text:p text:style-name="P17"/>
      <text:p text:style-name="P17"/>
      <text:p text:style-name="P17">2.Method Local Inner class:</text:p>
      <text:p text:style-name="P17"><text:tab/> Some time we can declare class inside a method such type of inner classes are called method local inner classes.</text:p>
      <text:p text:style-name="P17"/>
      <text:p text:style-name="P17"/>
      <text:p text:style-name="P17"><text:s text:c="2"/>The main purpose of method local inner class is to define method specific repeatedly required functionality.</text:p>
      <text:p text:style-name="P17"/>
      <text:p text:style-name="P17">Method local inner classes are best suitable for to meet nested method requirements.</text:p>
      <text:p text:style-name="P17"/>
      <text:p text:style-name="P17"/>
      <text:p text:style-name="P17">We can access method local inner classes only within the method where we declared outside of the method we cant access because of its less scope method local inner classes are most rarely used type of inner classes.</text:p>
      <text:p text:style-name="P17"/>
      <text:p text:style-name="P17"/>
      <text:p text:style-name="P17">We can declare method local inner class inside both instance and static methods.</text:p>
      <text:p text:style-name="P17"/>
      <text:p text:style-name="P17">If we declare inner class inside instance method then from that method local inner class we can access both instance and static members of outer class directly.</text:p>
      <text:p text:style-name="P17"/>
      <text:p text:style-name="P17"/>
      <text:p text:style-name="P17"><draw:frame draw:style-name="fr1" draw:name="graphics3" text:anchor-type="paragraph" svg:x="0.1575in" svg:y="0.0638in" svg:width="6.1299in" svg:height="3.6071in" draw:z-index="2"><draw:image xlink:href="Pictures/20000007000040E900002747834B5305.svm" xlink:type="simple" xlink:show="embed" xlink:actuate="onLoad"/></draw:frame><text:soft-page-break/></text:p>
      <text:p text:style-name="P17"/>
      <text:p text:style-name="P17"/>
      <text:p text:style-name="P17"/>
      <text:p text:style-name="P17">If we declare inner class inside static method then from that method local inner class we can access only <text:s/>instance members of outer class directly.</text:p>
      <text:p text:style-name="P17"><draw:frame draw:style-name="fr2" draw:name="graphics4" text:anchor-type="paragraph" svg:width="6.9252in" svg:height="2.9791in" draw:z-index="3"><draw:image xlink:href="Pictures/200000070000522B0000235A5E172B43.svm" xlink:type="simple" xlink:show="embed" xlink:actuate="onLoad"/></draw:frame><draw:frame draw:style-name="fr3" draw:name="graphics5" text:anchor-type="paragraph" svg:x="0.0563in" svg:y="0.9319in" svg:width="6.8134in" svg:height="5.4693in" draw:z-index="4"><draw:image xlink:href="Pictures/2000000700004399000036448C4EE653.svm" xlink:type="simple" xlink:show="embed" xlink:actuate="onLoad"/></draw:frame></text:p>
      <text:p text:style-name="P17"/>
      <text:p text:style-name="P17"><text:soft-page-break/>From method local inner class we can't access local variables of the method in which we declare inner class. If the local variable declared as <text:span text:style-name="T1">final </text:span>then we can access.</text:p>
      <text:p text:style-name="P17"/>
      <text:p text:style-name="P17"><draw:frame draw:style-name="fr4" draw:name="graphics6" text:anchor-type="paragraph" svg:width="6.161in" svg:height="3.4118in" draw:z-index="5"><draw:image xlink:href="Pictures/20000007000050B9000031ECD1FFCEC8.svm" xlink:type="simple" xlink:show="embed" xlink:actuate="onLoad"/></draw:frame></text:p>
      <text:p text:style-name="P17"/>
      <text:p text:style-name="P17"/>
      <text:p text:style-name="P17"><text:tab/>If we declare x as final we don't get any compile time error.</text:p>
      <text:p text:style-name="P17"><draw:frame draw:style-name="fr4" draw:name="graphics7" text:anchor-type="paragraph" svg:width="5.8965in" svg:height="3.411in" draw:z-index="6"><draw:image xlink:href="Pictures/2000000700003E04000028D47E2AE356.svm" xlink:type="simple" xlink:show="embed" xlink:actuate="onLoad"/></draw:frame></text:p>
      <text:p text:style-name="P17"/>
      <text:p text:style-name="P17"/>
      <text:p text:style-name="P17"/>
      <text:p text:style-name="P17"/>
      <text:p text:style-name="P17"/>
      <text:p text:style-name="P17"/>
      <text:p text:style-name="P17"/>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10T20:04:08.77</meta:creation-date>
    <dc:date>2018-09-20T23:23:05.57</dc:date>
    <meta:editing-duration>PT20H49M45S</meta:editing-duration>
    <meta:editing-cycles>82</meta:editing-cycles>
    <meta:generator>OpenOffice/4.1.5$Win32 OpenOffice.org_project/415m1$Build-9789</meta:generator>
    <meta:document-statistic meta:table-count="0" meta:image-count="12" meta:object-count="0" meta:page-count="8" meta:paragraph-count="51" meta:word-count="592" meta:character-count="3622"/>
  </office:meta>
</office:document-meta>
</file>